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35cm" fo:min-width="1.5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8cm" fo:min-width="0.40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79cm" fo:min-width="0.4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14cm" fo:min-width="0.46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0.358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03cm" fo:min-width="0.4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13cm" fo:min-width="0.4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35cm" fo:min-width="0.71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0.3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52cm" fo:min-width="1.165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955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15cm" fo:min-width="1.1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15cm" fo:min-width="0.4cm"/>
    </style:style>
    <style:style style:name="gr18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0.15cm" fo:min-width="1.7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2.043cm" svg:height="0.585cm" svg:x="4.873cm" svg:y="4.678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7cm" svg:height="1.172cm" svg:x="9.023cm" svg:y="2.1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7cm" svg:height="1.171cm" svg:x="9.023cm" svg:y="4.385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7cm" svg:height="1.172cm" svg:x="9.023cm" svg:y="6.72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7cm" svg:height="1.171cm" svg:x="2cm" svg:y="4.38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277cm" svg:y1="4.971cm" svg:x2="4.873cm" svg:y2="4.971cm">
          <text:p/>
        </draw:line>
        <draw:line draw:style-name="gr4" draw:text-style-name="P4" draw:layer="layout" svg:x1="6.916cm" svg:y1="4.97cm" svg:x2="9.023cm" svg:y2="2.627cm">
          <text:p/>
        </draw:line>
        <draw:line draw:style-name="gr4" draw:text-style-name="P4" draw:layer="layout" svg:x1="6.916cm" svg:y1="4.971cm" svg:x2="9.023cm" svg:y2="4.971cm">
          <text:p/>
        </draw:line>
        <draw:line draw:style-name="gr4" draw:text-style-name="P4" draw:layer="layout" svg:x1="6.916cm" svg:y1="4.971cm" svg:x2="9.023cm" svg:y2="7.314cm">
          <text:p/>
        </draw:line>
        <draw:custom-shape draw:style-name="gr5" draw:text-style-name="P3" draw:layer="layout" svg:width="0.128cm" svg:height="0.117cm" svg:x="9.598cm" svg:y="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8cm" svg:height="0.117cm" svg:x="9.598cm" svg:y="6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8cm" svg:height="0.117cm" svg:x="9.598cm" svg:y="5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8cm" svg:height="0.117cm" svg:x="9.598cm" svg:y="4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8cm" svg:height="0.117cm" svg:x="9.598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8cm" svg:height="0.117cm" svg:x="9.599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69cm" svg:height="0.364cm" svg:x="4.442cm" svg:y="11.787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12cm" svg:height="1.212cm" svg:x="6.441cm" svg:y="9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6.441cm" svg:y="11.363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6.441cm" svg:y="13.786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2.2cm" svg:y="11.363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412cm" svg:y1="11.969cm" svg:x2="4.442cm" svg:y2="11.969cm">
          <text:p/>
        </draw:line>
        <draw:line draw:style-name="gr8" draw:text-style-name="P4" draw:layer="layout" svg:x1="5.29cm" svg:y1="10.272cm" svg:x2="6.441cm" svg:y2="9.666cm">
          <text:p/>
        </draw:line>
        <draw:line draw:style-name="gr8" draw:text-style-name="P4" draw:layer="layout" svg:x1="5.411cm" svg:y1="11.969cm" svg:x2="6.441cm" svg:y2="11.969cm">
          <text:p/>
        </draw:line>
        <draw:line draw:style-name="gr8" draw:text-style-name="P4" draw:layer="layout" svg:x1="5.229cm" svg:y1="13.665cm" svg:x2="6.441cm" svg:y2="14.271cm">
          <text:p/>
        </draw:line>
        <draw:custom-shape draw:style-name="gr5" draw:text-style-name="P3" draw:layer="layout" svg:width="0.121cm" svg:height="0.121cm" svg:x="6.987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6.987cm" svg:y="1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6.987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6.987cm" svg:y="1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6.987cm" svg:y="10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6.988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976cm" svg:height="0.353cm" draw:transform="rotate (0.488692190558412) translate (4.326cm 10.621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7cm" svg:height="0.363cm" draw:transform="skewX (-0.00279252680319089) rotate (-0.523598775598299) translate (4.502cm 12.999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169cm" svg:y1="12.454cm" svg:x2="4.381cm" svg:y2="13.181cm">
          <text:p/>
        </draw:line>
        <draw:line draw:style-name="gr8" draw:text-style-name="P4" draw:layer="layout" svg:x1="3.169cm" svg:y1="11.484cm" svg:x2="4.381cm" svg:y2="10.818cm">
          <text:p/>
        </draw:line>
        <draw:line draw:style-name="gr8" draw:text-style-name="P4" draw:layer="layout" svg:x1="7.653cm" svg:y1="9.606cm" svg:x2="8.865cm" svg:y2="11.727cm">
          <text:p/>
        </draw:line>
        <draw:line draw:style-name="gr8" draw:text-style-name="P4" draw:layer="layout" svg:x1="7.653cm" svg:y1="11.969cm" svg:x2="8.865cm" svg:y2="11.969cm">
          <text:p/>
        </draw:line>
        <draw:line draw:style-name="gr8" draw:text-style-name="P4" draw:layer="layout" svg:x1="7.653cm" svg:y1="14.393cm" svg:x2="8.865cm" svg:y2="12.272cm">
          <text:p/>
        </draw:line>
        <draw:custom-shape draw:style-name="gr11" draw:text-style-name="P2" draw:layer="layout" svg:width="1.211cm" svg:height="0.485cm" svg:x="8.865cm" svg:y="11.726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12cm" svg:height="1.212cm" svg:x="11.288cm" svg:y="11.36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076cm" svg:y1="11.969cm" svg:x2="11.288cm" svg:y2="11.969cm">
          <text:p/>
        </draw:line>
        <draw:custom-shape draw:style-name="gr7" draw:text-style-name="P3" draw:layer="layout" svg:width="1.212cm" svg:height="1.212cm" svg:x="11.3cm" svg:y="22.38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11.3cm" svg:y="24.9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9.6cm" svg:y1="19.3cm" svg:x2="11.4cm" svg:y2="18.3cm">
          <text:p/>
        </draw:line>
        <draw:custom-shape draw:style-name="gr5" draw:text-style-name="P3" draw:layer="layout" svg:width="0.121cm" svg:height="0.121cm" svg:x="11.887cm" svg:y="2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24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2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453cm" svg:y1="23.2cm" svg:x2="13.5cm" svg:y2="24.1cm">
          <text:p/>
        </draw:line>
        <draw:line draw:style-name="gr8" draw:text-style-name="P4" draw:layer="layout" svg:x1="12.5cm" svg:y1="25.3cm" svg:x2="13.512cm" svg:y2="24.579cm">
          <text:p/>
        </draw:line>
        <draw:custom-shape draw:style-name="gr11" draw:text-style-name="P2" draw:layer="layout" svg:width="1.211cm" svg:height="0.485cm" svg:x="13.465cm" svg:y="24.051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12cm" svg:height="1.212cm" svg:x="15.888cm" svg:y="23.68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4.676cm" svg:y1="24.294cm" svg:x2="15.888cm" svg:y2="24.294cm">
          <text:p/>
        </draw:line>
        <draw:custom-shape draw:style-name="gr12" draw:text-style-name="P3" draw:layer="layout" svg:width="1.2cm" svg:height="1.212cm" svg:x="11.3cm" svg:y="17.288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11.341cm" svg:y="19.786cm">
          <text:p text:style-name="P1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12cm" svg:height="1.212cm" svg:x="4.888cm" svg:y="21.388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1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1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18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4cm" svg:y1="18.2cm" svg:x2="13.5cm" svg:y2="18.9cm">
          <text:p/>
        </draw:line>
        <draw:line draw:style-name="gr8" draw:text-style-name="P4" draw:layer="layout" svg:x1="12.5cm" svg:y1="20.1cm" svg:x2="13.5cm" svg:y2="19.4cm">
          <text:p/>
        </draw:line>
        <draw:custom-shape draw:style-name="gr11" draw:text-style-name="P2" draw:layer="layout" svg:width="1.211cm" svg:height="0.485cm" svg:x="13.5cm" svg:y="18.9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12cm" svg:height="1.212cm" svg:x="15.888cm" svg:y="18.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4.7cm" svg:y1="19.1cm" svg:x2="15.912cm" svg:y2="19.1cm">
          <text:p/>
        </draw:line>
        <draw:custom-shape draw:style-name="gr5" draw:text-style-name="P3" draw:layer="layout" svg:width="0.121cm" svg:height="0.121cm" svg:x="11.887cm" svg:y="21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7cm" svg:y="2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11.888cm" svg:y="2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134cm" svg:y1="21.9cm" svg:x2="8.5cm" svg:y2="21.2cm">
          <text:p/>
        </draw:line>
        <draw:custom-shape draw:style-name="gr13" draw:text-style-name="P2" draw:layer="layout" svg:width="1.665cm" svg:height="0.602cm" draw:transform="skewX (0.00174532925199437) rotate (0.296705972839036) translate (8.4cm 20.887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1cm" svg:y1="20.733cm" svg:x2="11.4cm" svg:y2="20.3cm">
          <text:p/>
        </draw:line>
        <draw:custom-shape draw:style-name="gr13" draw:text-style-name="P2" draw:layer="layout" svg:width="1.665cm" svg:height="0.602cm" draw:transform="skewX (0.00174532925199425) rotate (0.506145483078356) translate (7.972cm 19.798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cm" svg:y1="21.6cm" svg:x2="8.1cm" svg:y2="20.1cm">
          <text:p/>
        </draw:line>
        <draw:custom-shape draw:style-name="gr13" draw:text-style-name="P2" draw:layer="layout" svg:width="1.665cm" svg:height="0.602cm" draw:transform="skewX (0.00174532925199431) rotate (-0.174532925199433) translate (8.417cm 22.228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65cm" svg:height="0.602cm" draw:transform="skewX (0.00174532925199437) rotate (-0.418879020478639) translate (8.379cm 23.4cm)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.034cm" svg:y1="22.2cm" svg:x2="8.3cm" svg:y2="22.5cm">
          <text:p/>
        </draw:line>
        <draw:line draw:style-name="gr8" draw:text-style-name="P4" draw:layer="layout" svg:x1="5.9cm" svg:y1="22.4cm" svg:x2="8.3cm" svg:y2="23.7cm">
          <text:p/>
        </draw:line>
        <draw:line draw:style-name="gr8" draw:text-style-name="P4" draw:layer="layout" svg:x1="10cm" svg:y1="22.8cm" svg:x2="11.3cm" svg:y2="23cm">
          <text:p/>
        </draw:line>
        <draw:line draw:style-name="gr8" draw:text-style-name="P4" draw:layer="layout" svg:x1="9.8cm" svg:y1="24.3cm" svg:x2="11.4cm" svg:y2="25.2cm">
          <text:p/>
        </draw:line>
        <draw:custom-shape draw:style-name="gr5" draw:text-style-name="P3" draw:layer="layout" svg:width="0.121cm" svg:height="0.121cm" svg:x="9.487cm" svg:y="22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9.487cm" svg:y="21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1cm" svg:height="0.121cm" svg:x="9.488cm" svg:y="2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cm" svg:y1="3.962cm" svg:x2="19.8cm" svg:y2="3.962cm">
          <text:p/>
        </draw:line>
        <draw:frame draw:style-name="gr14" draw:text-style-name="P5" draw:layer="layout" svg:width="0.5cm" svg:height="0.962cm" svg:x="11.7cm" svg:y="2.7cm">
          <draw:text-box>
            <text:p>t</text:p>
          </draw:text-box>
        </draw:frame>
        <draw:frame draw:style-name="gr15" draw:text-style-name="P5" draw:layer="layout" svg:width="1.455cm" svg:height="2.384cm" svg:x="10.759cm" svg:y="4.209cm">
          <draw:text-box>
            <text:p>W</text:p>
            <text:p>W</text:p>
            <text:p>W</text:p>
          </draw:text-box>
        </draw:frame>
        <draw:custom-shape draw:style-name="gr16" draw:text-style-name="P2" draw:layer="layout" svg:width="1.6cm" svg:height="0.4cm" svg:x="11.9cm" svg:y="5.162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4cm" svg:x="11.9cm" svg:y="5.862cm">
          <text:p text:style-name="P1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9cm" svg:height="0.4cm" svg:x="13.1cm" svg:y="5.862cm">
          <text:p text:style-name="P1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0.9cm" svg:height="0.4cm" svg:x="14.3cm" svg:y="5.862cm">
          <text:p text:style-name="P1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6cm" svg:height="0.4cm" svg:x="13.8cm" svg:y="5.162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cm" svg:height="0.4cm" svg:x="15.7cm" svg:y="5.162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cm" svg:height="0.4cm" svg:x="11.9cm" svg:y="4.46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cm" svg:height="0.4cm" svg:x="14.4cm" svg:y="4.46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cm" svg:height="0.4cm" svg:x="16.9cm" svg:y="4.46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5.2cm" svg:y1="3.662cm" svg:x2="15.2cm" svg:y2="6.562cm">
          <text:p/>
        </draw:line>
        <draw:line draw:style-name="gr19" draw:text-style-name="P4" draw:layer="layout" svg:x1="17.3cm" svg:y1="3.662cm" svg:x2="17.3cm" svg:y2="6.562cm">
          <text:p/>
        </draw:line>
        <draw:line draw:style-name="gr19" draw:text-style-name="P4" draw:layer="layout" svg:x1="19.1cm" svg:y1="3.662cm" svg:x2="19.1cm" svg:y2="6.562cm">
          <text:p/>
        </draw:line>
        <draw:frame draw:style-name="gr20" draw:text-style-name="P5" draw:layer="layout" svg:width="1.1cm" svg:height="1cm" svg:x="14.7cm" svg:y="2.762cm">
          <draw:text-box>
            <text:p>t</text:p>
          </draw:text-box>
        </draw:frame>
        <draw:frame draw:style-name="gr20" draw:text-style-name="P5" draw:layer="layout" svg:width="1.1cm" svg:height="1cm" svg:x="16.8cm" svg:y="2.762cm">
          <draw:text-box>
            <text:p>t</text:p>
          </draw:text-box>
        </draw:frame>
        <draw:frame draw:style-name="gr20" draw:text-style-name="P5" draw:layer="layout" svg:width="1.1cm" svg:height="1cm" svg:x="18.6cm" svg:y="2.762cm">
          <draw:text-box>
            <text:p>t</text:p>
          </draw:text-box>
        </draw:frame>
        <draw:frame draw:style-name="gr21" draw:text-style-name="P7" draw:layer="layout" svg:width="1cm" svg:height="0.6cm" svg:x="14.9cm" svg:y="3.1cm">
          <draw:text-box>
            <text:p text:style-name="P6"><text:span text:style-name="T2">3</text:span></text:p>
          </draw:text-box>
        </draw:frame>
        <draw:frame draw:style-name="gr21" draw:text-style-name="P7" draw:layer="layout" svg:width="1cm" svg:height="0.6cm" svg:x="18.8cm" svg:y="3.1cm">
          <draw:text-box>
            <text:p text:style-name="P6"><text:span text:style-name="T2">1</text:span></text:p>
          </draw:text-box>
        </draw:frame>
        <draw:frame draw:style-name="gr21" draw:text-style-name="P7" draw:layer="layout" svg:width="1cm" svg:height="0.6cm" svg:x="17cm" svg:y="3.1cm">
          <draw:text-box>
            <text:p text:style-name="P6"><text:span text:style-name="T2">2</text:span></text:p>
          </draw:text-box>
        </draw:frame>
        <draw:frame draw:style-name="gr21" draw:text-style-name="P7" draw:layer="layout" svg:width="1cm" svg:height="0.6cm" svg:x="11.4cm" svg:y="6cm">
          <draw:text-box>
            <text:p text:style-name="P6"><text:span text:style-name="T2">3</text:span></text:p>
          </draw:text-box>
        </draw:frame>
        <draw:frame draw:style-name="gr21" draw:text-style-name="P7" draw:layer="layout" svg:width="1cm" svg:height="0.6cm" svg:x="11.4cm" svg:y="5.3cm">
          <draw:text-box>
            <text:p text:style-name="P6"><text:span text:style-name="T2">2</text:span></text:p>
          </draw:text-box>
        </draw:frame>
        <draw:frame draw:style-name="gr21" draw:text-style-name="P7" draw:layer="layout" svg:width="1cm" svg:height="0.6cm" svg:x="11.4cm" svg:y="4.5cm">
          <draw:text-box>
            <text:p text:style-name="P6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2:45:39.698824780</meta:creation-date>
    <dc:date>2018-07-20T17:24:43.303089702</dc:date>
    <meta:editing-duration>PT31M27S</meta:editing-duration>
    <meta:editing-cycles>5</meta:editing-cycles>
    <meta:generator>LibreOffice/5.4.6.2$Linux_X86_64 LibreOffice_project/40m0$Build-2</meta:generator>
    <meta:document-statistic meta:object-count="103"/>
  </office:meta>
</office:document-meta>
</file>